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CH" officeooo:rsid="00092772" officeooo:paragraph-rsid="00092772"/>
    </style:style>
    <style:style style:name="P2" style:family="paragraph" style:parent-style-name="Text_20_body">
      <style:text-properties fo:language="it" fo:country="CH" officeooo:rsid="00092772" officeooo:paragraph-rsid="00092772"/>
    </style:style>
    <style:style style:name="P3" style:family="paragraph" style:parent-style-name="Standard">
      <style:text-properties fo:language="it" fo:country="CH" officeooo:rsid="00092772" officeooo:paragraph-rsid="00183c97"/>
    </style:style>
    <style:style style:name="P4" style:family="paragraph" style:parent-style-name="Text_20_body">
      <style:text-properties fo:language="it" fo:country="CH" officeooo:rsid="00092772" officeooo:paragraph-rsid="00183c97"/>
    </style:style>
    <style:style style:name="P5" style:family="paragraph" style:parent-style-name="Text_20_body">
      <style:text-properties fo:language="it" fo:country="CH" officeooo:rsid="00092772" officeooo:paragraph-rsid="00112244"/>
    </style:style>
    <style:style style:name="P6" style:family="paragraph" style:parent-style-name="Text_20_body">
      <style:text-properties fo:language="it" fo:country="CH" officeooo:rsid="00092772" officeooo:paragraph-rsid="00130ad6"/>
    </style:style>
    <style:style style:name="P7" style:family="paragraph" style:parent-style-name="Standard">
      <style:text-properties fo:language="it" fo:country="CH" officeooo:rsid="000aacb5" officeooo:paragraph-rsid="000aacb5"/>
    </style:style>
    <style:style style:name="P8" style:family="paragraph" style:parent-style-name="Standard">
      <style:text-properties fo:language="it" fo:country="CH" officeooo:rsid="000aacb5" officeooo:paragraph-rsid="00183c97"/>
    </style:style>
    <style:style style:name="P9" style:family="paragraph" style:parent-style-name="Subtitle">
      <style:text-properties fo:language="it" fo:country="CH"/>
    </style:style>
    <style:style style:name="P10" style:family="paragraph" style:parent-style-name="Title">
      <style:text-properties fo:language="it" fo:country="CH" officeooo:paragraph-rsid="00092772"/>
    </style:style>
    <style:style style:name="P11" style:family="paragraph" style:parent-style-name="Standard">
      <style:text-properties fo:language="it" fo:country="CH" officeooo:rsid="00112244" officeooo:paragraph-rsid="00112244"/>
    </style:style>
    <style:style style:name="P12" style:family="paragraph" style:parent-style-name="Standard">
      <style:text-properties fo:language="it" fo:country="CH" officeooo:rsid="00112244" officeooo:paragraph-rsid="00183c97"/>
    </style:style>
    <style:style style:name="P13" style:family="paragraph" style:parent-style-name="Text_20_body">
      <style:text-properties fo:language="it" fo:country="CH" officeooo:rsid="00112244" officeooo:paragraph-rsid="00130ad6"/>
    </style:style>
    <style:style style:name="P14" style:family="paragraph" style:parent-style-name="Standard">
      <style:text-properties fo:language="it" fo:country="CH" fo:font-weight="bold" officeooo:rsid="000aacb5" officeooo:paragraph-rsid="000aacb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it" fo:country="CH" fo:font-weight="bold" officeooo:rsid="000aacb5" officeooo:paragraph-rsid="000aacb5" style:font-weight-asian="bold" style:font-weight-complex="bold"/>
    </style:style>
    <style:style style:name="P16" style:family="paragraph" style:parent-style-name="Standard">
      <style:text-properties fo:language="it" fo:country="CH" fo:font-weight="bold" officeooo:rsid="000aacb5" officeooo:paragraph-rsid="00183c9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it" fo:country="CH" fo:font-weight="bold" officeooo:rsid="00183c97" officeooo:paragraph-rsid="00183c9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it" fo:country="CH" officeooo:rsid="00183c97" officeooo:paragraph-rsid="00183c97"/>
    </style:style>
    <style:style style:name="P19" style:family="paragraph" style:parent-style-name="Text_20_body">
      <style:text-properties fo:language="it" fo:country="CH" officeooo:rsid="0012f3a6" officeooo:paragraph-rsid="0012f3a6"/>
    </style:style>
    <style:style style:name="P20" style:family="paragraph" style:parent-style-name="Text_20_body">
      <style:text-properties fo:language="it" fo:country="CH" officeooo:rsid="0012f3a6" officeooo:paragraph-rsid="00183c97"/>
    </style:style>
    <style:style style:name="P21" style:family="paragraph" style:parent-style-name="Text_20_body">
      <style:text-properties fo:language="it" fo:country="CH" officeooo:rsid="00130ad6" officeooo:paragraph-rsid="00130ad6"/>
    </style:style>
    <style:style style:name="P22" style:family="paragraph" style:parent-style-name="Text_20_body">
      <style:text-properties fo:language="it" fo:country="CH" officeooo:paragraph-rsid="00130ad6"/>
    </style:style>
    <style:style style:name="P23" style:family="paragraph" style:parent-style-name="Text_20_body">
      <style:text-properties officeooo:paragraph-rsid="00130ad6"/>
    </style:style>
    <style:style style:name="P24" style:family="paragraph" style:parent-style-name="Text_20_body">
      <style:text-properties fo:language="it" fo:country="CH" officeooo:rsid="00130ad6" officeooo:paragraph-rsid="00130a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437"/>
    </style:style>
    <style:style style:name="T3" style:family="text">
      <style:text-properties officeooo:rsid="0011224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2244" style:font-weight-asian="normal" style:font-weight-complex="normal"/>
    </style:style>
    <style:style style:name="T6" style:family="text">
      <style:text-properties fo:font-weight="normal" officeooo:rsid="00130ad6" style:font-weight-asian="normal" style:font-weight-complex="normal"/>
    </style:style>
    <style:style style:name="T7" style:family="text">
      <style:text-properties fo:font-weight="normal" officeooo:rsid="00092772" style:font-weight-asian="normal" style:font-weight-complex="normal"/>
    </style:style>
    <style:style style:name="T8" style:family="text">
      <style:text-properties fo:language="it" fo:country="CH" officeooo:rsid="00130ad6"/>
    </style:style>
    <style:style style:name="T9" style:family="text">
      <style:text-properties officeooo:rsid="0012f3a6"/>
    </style:style>
    <style:style style:name="T10" style:family="text">
      <style:text-properties officeooo:rsid="00130ad6"/>
    </style:style>
    <style:style style:name="T11" style:family="text">
      <style:text-properties officeooo:rsid="0016aa15"/>
    </style:style>
    <style:style style:name="T12" style:family="text">
      <style:text-properties officeooo:rsid="00183c97"/>
    </style:style>
    <style:style style:name="T13" style:family="text">
      <style:text-properties officeooo:rsid="00092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iderata</text:p>
      <text:p text:style-name="P1"/>
      <text:p text:style-name="P9">Funzioni:</text:p>
      <text:p text:style-name="P1"/>
      <text:p text:style-name="P3">1 (<text:span text:style-name="T1">C</text:span>) - Introd</text:p>
      <text:p text:style-name="P1"><text:s/></text:p>
      <text:p text:style-name="P9">Prestazioni:</text:p>
      <text:p text:style-name="P3">1 (<text:span text:style-name="T1">R</text:span>) – Seb </text:p>
      <text:p text:style-name="P9"/>
      <text:p text:style-name="P9">Vi<text:span text:style-name="T2">n</text:span>coli:</text:p>
      <text:p text:style-name="P4">1 (<text:span text:style-name="T1">P</text:span>) – L’att</text:p>
      <text:p text:style-name="P2"/>
      <text:p text:style-name="P5"/>
      <text:p text:style-name="P2"><text:s/></text:p>
      <text:p text:style-name="P2"/>
      <text:p text:style-name="P2"/>
      <text:p text:style-name="P19">Nota:</text:p>
      <text:p text:style-name="P20">Considerata </text:p>
      <text:p text:style-name="P19"/>
      <text:p text:style-name="P13">Riferimenti:</text:p>
      <text:p text:style-name="P13">[1] Mi</text:p>
      <text:p text:style-name="P6"><text:span text:style-name="T3">[2] C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26:43.153792034</meta:creation-date>
    <meta:generator>LibreOffice/7.6.7.2$Linux_X86_64 LibreOffice_project/60$Build-2</meta:generator>
    <dc:date>2024-06-05T15:44:51.718391468</dc:date>
    <meta:editing-duration>PT10H46M57S</meta:editing-duration>
    <meta:editing-cycles>11</meta:editing-cycles>
    <meta:document-statistic meta:table-count="0" meta:image-count="0" meta:object-count="0" meta:page-count="1" meta:paragraph-count="14" meta:word-count="21" meta:character-count="121" meta:non-whitespace-character-count="106"/>
  </office:meta>
</office:document-meta>
</file>